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77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6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4.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09cm" fo:min-width="7.72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54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cm" svg:y1="9.7cm" svg:x2="24.5cm" svg:y2="9.7cm">
          <text:p/>
        </draw:line>
        <draw:line draw:style-name="gr1" draw:text-style-name="P1" draw:layer="layout" svg:x1="8.5cm" svg:y1="5.7cm" svg:x2="8.5cm" svg:y2="9.7cm">
          <text:p/>
        </draw:line>
        <draw:line draw:style-name="gr1" draw:text-style-name="P1" draw:layer="layout" svg:x1="8.5cm" svg:y1="5.7cm" svg:x2="12.5cm" svg:y2="9.7cm">
          <text:p/>
        </draw:line>
        <draw:line draw:style-name="gr1" draw:text-style-name="P1" draw:layer="layout" svg:x1="12.5cm" svg:y1="9.7cm" svg:x2="9.5cm" svg:y2="8.7cm">
          <text:p/>
        </draw:line>
        <draw:line draw:style-name="gr1" draw:text-style-name="P1" draw:layer="layout" svg:x1="12.5cm" svg:y1="9.7cm" svg:x2="14cm" svg:y2="4.7cm">
          <text:p/>
        </draw:line>
        <draw:line draw:style-name="gr1" draw:text-style-name="P1" draw:layer="layout" svg:x1="9.5cm" svg:y1="8.7cm" svg:x2="14cm" svg:y2="4.7cm">
          <text:p/>
        </draw:line>
        <draw:frame draw:style-name="gr2" draw:layer="layout" svg:width="1.031cm" svg:height="0.963cm" svg:x="5.3cm" svg:y="9.7cm">
          <draw:text-box>
            <text:p>M</text:p>
          </draw:text-box>
        </draw:frame>
        <draw:frame draw:style-name="gr3" draw:layer="layout" svg:width="0.925cm" svg:height="0.963cm" svg:x="8.001cm" svg:y="9.701cm">
          <draw:text-box>
            <text:p>A</text:p>
          </draw:text-box>
        </draw:frame>
        <draw:frame draw:style-name="gr4" draw:layer="layout" svg:width="0.997cm" svg:height="0.963cm" svg:x="12.102cm" svg:y="9.702cm">
          <draw:text-box>
            <text:p>O</text:p>
          </draw:text-box>
        </draw:frame>
        <draw:frame draw:style-name="gr5" draw:layer="layout" svg:width="0.959cm" svg:height="0.963cm" svg:x="17.403cm" svg:y="9.703cm">
          <draw:text-box>
            <text:p>N</text:p>
          </draw:text-box>
        </draw:frame>
        <draw:frame draw:style-name="gr5" draw:layer="layout" svg:width="0.959cm" svg:height="0.963cm" svg:x="13.704cm" svg:y="3.804cm">
          <draw:text-box>
            <text:p>D</text:p>
          </draw:text-box>
        </draw:frame>
        <draw:frame draw:style-name="gr3" draw:layer="layout" svg:width="0.925cm" svg:height="0.963cm" svg:x="8.005cm" svg:y="4.805cm">
          <draw:text-box>
            <text:p>B</text:p>
          </draw:text-box>
        </draw:frame>
        <draw:frame draw:style-name="gr5" draw:layer="layout" svg:width="0.959cm" svg:height="0.963cm" svg:x="8.605cm" svg:y="8.105cm">
          <draw:text-box>
            <text:p>C</text:p>
          </draw:text-box>
        </draw:frame>
        <draw:frame draw:style-name="gr6" draw:layer="layout" svg:width="1.277cm" svg:height="0.963cm" svg:x="4.883cm" svg:y="2.1cm">
          <draw:text-box>
            <text:p>(1)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5cm" svg:y1="9.5cm" svg:x2="24.5cm" svg:y2="9.5cm">
          <text:p/>
        </draw:line>
        <draw:line draw:style-name="gr1" draw:text-style-name="P1" draw:layer="layout" svg:x1="8.5cm" svg:y1="5.5cm" svg:x2="8.5cm" svg:y2="9.5cm">
          <text:p/>
        </draw:line>
        <draw:line draw:style-name="gr1" draw:text-style-name="P1" draw:layer="layout" svg:x1="8.5cm" svg:y1="5.5cm" svg:x2="12.5cm" svg:y2="9.5cm">
          <text:p/>
        </draw:line>
        <draw:line draw:style-name="gr1" draw:text-style-name="P1" draw:layer="layout" svg:x1="12.5cm" svg:y1="9.5cm" svg:x2="11.5cm" svg:y2="6cm">
          <text:p/>
        </draw:line>
        <draw:line draw:style-name="gr1" draw:text-style-name="P1" draw:layer="layout" svg:x1="12.5cm" svg:y1="9.5cm" svg:x2="19.5cm" svg:y2="7.5cm">
          <text:p/>
        </draw:line>
        <draw:line draw:style-name="gr1" draw:text-style-name="P1" draw:layer="layout" svg:x1="11.5cm" svg:y1="6cm" svg:x2="19.5cm" svg:y2="7.5cm">
          <text:p/>
        </draw:line>
        <draw:frame draw:style-name="gr2" draw:text-style-name="P2" draw:layer="layout" svg:width="1.031cm" svg:height="0.963cm" svg:x="5.3cm" svg:y="9.5cm">
          <draw:text-box>
            <text:p><text:span text:style-name="T1">M</text:span></text:p>
          </draw:text-box>
        </draw:frame>
        <draw:frame draw:style-name="gr3" draw:text-style-name="P2" draw:layer="layout" svg:width="0.925cm" svg:height="0.963cm" svg:x="8.001cm" svg:y="9.501cm">
          <draw:text-box>
            <text:p><text:span text:style-name="T1">A</text:span></text:p>
          </draw:text-box>
        </draw:frame>
        <draw:frame draw:style-name="gr4" draw:text-style-name="P2" draw:layer="layout" svg:width="0.997cm" svg:height="0.963cm" svg:x="12.102cm" svg:y="9.502cm">
          <draw:text-box>
            <text:p><text:span text:style-name="T1">O</text:span></text:p>
          </draw:text-box>
        </draw:frame>
        <draw:frame draw:style-name="gr5" draw:text-style-name="P2" draw:layer="layout" svg:width="0.959cm" svg:height="0.963cm" svg:x="17.403cm" svg:y="9.503cm">
          <draw:text-box>
            <text:p><text:span text:style-name="T1">N</text:span></text:p>
          </draw:text-box>
        </draw:frame>
        <draw:frame draw:style-name="gr5" draw:text-style-name="P2" draw:layer="layout" svg:width="0.959cm" svg:height="0.963cm" svg:x="10.804cm" svg:y="5.004cm">
          <draw:text-box>
            <text:p><text:span text:style-name="T1">C</text:span></text:p>
          </draw:text-box>
        </draw:frame>
        <draw:frame draw:style-name="gr3" draw:text-style-name="P2" draw:layer="layout" svg:width="0.925cm" svg:height="0.963cm" svg:x="8.005cm" svg:y="4.605cm">
          <draw:text-box>
            <text:p><text:span text:style-name="T1">B</text:span></text:p>
          </draw:text-box>
        </draw:frame>
        <draw:frame draw:style-name="gr5" draw:text-style-name="P2" draw:layer="layout" svg:width="0.959cm" svg:height="0.963cm" svg:x="19.605cm" svg:y="6.805cm">
          <draw:text-box>
            <text:p><text:span text:style-name="T1">D</text:span></text:p>
          </draw:text-box>
        </draw:frame>
        <draw:frame draw:style-name="gr6" draw:layer="layout" svg:width="1.277cm" svg:height="0.963cm" svg:x="4.5cm" svg:y="2.401cm">
          <draw:text-box>
            <text:p>(2)</text:p>
          </draw:text-box>
        </draw:frame>
        <draw:frame draw:style-name="gr8" draw:layer="layout" svg:width="6.7cm" svg:height="3.099cm" svg:x="6cm" svg:y="12.5cm">
          <draw:text-box>
            <text:p>∠DOB <text:s/>= ∠BOC <text:s/>+ 90</text:p>
            <text:p>∠MOC = <text:s/>∠BOC + 45</text:p>
            <text:p/>
            <text:p>∠DOB - ∠MOC = 45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" draw:text-style-name="P1" draw:layer="layout" svg:x1="5cm" svg:y1="9.5cm" svg:x2="24.5cm" svg:y2="9.5cm">
          <text:p/>
        </draw:line>
        <draw:line draw:style-name="gr1" draw:text-style-name="P1" draw:layer="layout" svg:x1="10.5cm" svg:y1="4cm" svg:x2="8.5cm" svg:y2="8cm">
          <text:p/>
        </draw:line>
        <draw:line draw:style-name="gr1" draw:text-style-name="P1" draw:layer="layout" svg:x1="10.5cm" svg:y1="4cm" svg:x2="12.5cm" svg:y2="9.5cm">
          <text:p/>
        </draw:line>
        <draw:line draw:style-name="gr1" draw:text-style-name="P1" draw:layer="layout" svg:x1="12.5cm" svg:y1="9.5cm" svg:x2="10.5cm" svg:y2="7cm">
          <text:p/>
        </draw:line>
        <draw:line draw:style-name="gr1" draw:text-style-name="P1" draw:layer="layout" svg:x1="12.5cm" svg:y1="9.5cm" svg:x2="16.5cm" svg:y2="5.5cm">
          <text:p/>
        </draw:line>
        <draw:line draw:style-name="gr1" draw:text-style-name="P1" draw:layer="layout" svg:x1="10.5cm" svg:y1="7cm" svg:x2="16.5cm" svg:y2="5.5cm">
          <text:p/>
        </draw:line>
        <draw:frame draw:style-name="gr2" draw:layer="layout" svg:width="1.031cm" svg:height="0.963cm" svg:x="5.3cm" svg:y="9.5cm">
          <draw:text-box>
            <text:p>M</text:p>
          </draw:text-box>
        </draw:frame>
        <draw:frame draw:style-name="gr3" draw:layer="layout" svg:width="0.925cm" svg:height="0.963cm" svg:x="7.601cm" svg:y="8.001cm">
          <draw:text-box>
            <text:p>A</text:p>
          </draw:text-box>
        </draw:frame>
        <draw:frame draw:style-name="gr4" draw:layer="layout" svg:width="0.997cm" svg:height="0.963cm" svg:x="12.102cm" svg:y="9.502cm">
          <draw:text-box>
            <text:p>O</text:p>
          </draw:text-box>
        </draw:frame>
        <draw:frame draw:style-name="gr5" draw:layer="layout" svg:width="0.959cm" svg:height="0.963cm" svg:x="17.403cm" svg:y="9.503cm">
          <draw:text-box>
            <text:p>N</text:p>
          </draw:text-box>
        </draw:frame>
        <draw:frame draw:style-name="gr5" draw:layer="layout" svg:width="0.959cm" svg:height="0.963cm" svg:x="16.504cm" svg:y="4.804cm">
          <draw:text-box>
            <text:p>D</text:p>
          </draw:text-box>
        </draw:frame>
        <draw:frame draw:style-name="gr3" draw:layer="layout" svg:width="0.925cm" svg:height="0.963cm" svg:x="9.905cm" svg:y="3.005cm">
          <draw:text-box>
            <text:p>B</text:p>
          </draw:text-box>
        </draw:frame>
        <draw:frame draw:style-name="gr5" draw:layer="layout" svg:width="0.959cm" svg:height="0.963cm" svg:x="9.605cm" svg:y="6.505cm">
          <draw:text-box>
            <text:p>C</text:p>
          </draw:text-box>
        </draw:frame>
        <draw:frame draw:style-name="gr9" draw:layer="layout" svg:width="2.758cm" svg:height="0.963cm" svg:x="4.365cm" svg:y="1.993cm">
          <draw:text-box>
            <text:p>(3) -1 -1</text:p>
          </draw:text-box>
        </draw:frame>
        <draw:line draw:style-name="gr1" draw:text-style-name="P1" draw:layer="layout" svg:x1="8.5cm" svg:y1="8cm" svg:x2="12.5cm" svg:y2="9.5cm">
          <text:p/>
        </draw:line>
        <draw:frame draw:style-name="gr10" draw:layer="layout" svg:width="5.15cm" svg:height="3.099cm" svg:x="7cm" svg:y="12.494cm">
          <draw:text-box>
            <text:p>∠MOB = 3t + 45</text:p>
            <text:p>∠MOB = 6t + 15</text:p>
            <text:p/>
            <text:p>6t + 15 = 3t + 45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1" draw:text-style-name="P1" draw:layer="layout" svg:x1="5.001cm" svg:y1="9.501cm" svg:x2="24.501cm" svg:y2="9.501cm">
          <text:p/>
        </draw:line>
        <draw:line draw:style-name="gr1" draw:text-style-name="P1" draw:layer="layout" svg:x1="11cm" svg:y1="4cm" svg:x2="8.5cm" svg:y2="7.5cm">
          <text:p/>
        </draw:line>
        <draw:line draw:style-name="gr1" draw:text-style-name="P1" draw:layer="layout" svg:x1="11cm" svg:y1="4cm" svg:x2="12.501cm" svg:y2="9.501cm">
          <text:p/>
        </draw:line>
        <draw:line draw:style-name="gr1" draw:text-style-name="P1" draw:layer="layout" svg:x1="12.501cm" svg:y1="9.501cm" svg:x2="12cm" svg:y2="6.5cm">
          <text:p/>
        </draw:line>
        <draw:line draw:style-name="gr1" draw:text-style-name="P1" draw:layer="layout" svg:x1="12.501cm" svg:y1="9.501cm" svg:x2="18.5cm" svg:y2="8.5cm">
          <text:p/>
        </draw:line>
        <draw:line draw:style-name="gr1" draw:text-style-name="P1" draw:layer="layout" svg:x1="12cm" svg:y1="6.5cm" svg:x2="18.5cm" svg:y2="8.5cm">
          <text:p/>
        </draw:line>
        <draw:frame draw:style-name="gr2" draw:layer="layout" svg:width="1.031cm" svg:height="0.963cm" svg:x="5.301cm" svg:y="9.501cm">
          <draw:text-box>
            <text:p>M</text:p>
          </draw:text-box>
        </draw:frame>
        <draw:frame draw:style-name="gr3" draw:layer="layout" svg:width="0.925cm" svg:height="0.963cm" svg:x="7.602cm" svg:y="8.002cm">
          <draw:text-box>
            <text:p>A</text:p>
          </draw:text-box>
        </draw:frame>
        <draw:frame draw:style-name="gr4" draw:layer="layout" svg:width="0.997cm" svg:height="0.963cm" svg:x="12.103cm" svg:y="9.503cm">
          <draw:text-box>
            <text:p>O</text:p>
          </draw:text-box>
        </draw:frame>
        <draw:frame draw:style-name="gr5" draw:layer="layout" svg:width="0.959cm" svg:height="0.963cm" svg:x="17.404cm" svg:y="9.504cm">
          <draw:text-box>
            <text:p>N</text:p>
          </draw:text-box>
        </draw:frame>
        <draw:frame draw:style-name="gr5" draw:layer="layout" svg:width="0.959cm" svg:height="0.963cm" svg:x="18.405cm" svg:y="7.905cm">
          <draw:text-box>
            <text:p>D</text:p>
          </draw:text-box>
        </draw:frame>
        <draw:frame draw:style-name="gr3" draw:layer="layout" svg:width="0.925cm" svg:height="0.963cm" svg:x="9.906cm" svg:y="3.006cm">
          <draw:text-box>
            <text:p>B</text:p>
          </draw:text-box>
        </draw:frame>
        <draw:frame draw:style-name="gr5" draw:layer="layout" svg:width="0.959cm" svg:height="0.963cm" svg:x="11.506cm" svg:y="5.706cm">
          <draw:text-box>
            <text:p>C</text:p>
          </draw:text-box>
        </draw:frame>
        <draw:frame draw:style-name="gr11" draw:layer="layout" svg:width="3.076cm" svg:height="0.963cm" svg:x="4.366cm" svg:y="1.994cm">
          <draw:text-box>
            <text:p>(3) – 1- 2</text:p>
          </draw:text-box>
        </draw:frame>
        <draw:line draw:style-name="gr1" draw:text-style-name="P1" draw:layer="layout" svg:x1="8.5cm" svg:y1="7.5cm" svg:x2="12.501cm" svg:y2="9.501cm">
          <text:p/>
        </draw:line>
        <draw:frame draw:style-name="gr12" draw:layer="layout" svg:width="5.506cm" svg:height="1.675cm" svg:x="7cm" svg:y="14cm">
          <draw:text-box>
            <text:p>6t <text:s/>= <text:s/>3t + 45 + 15</text:p>
            <text:p/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1" draw:text-style-name="P1" draw:layer="layout" svg:x1="5.001cm" svg:y1="9.5cm" svg:x2="24.501cm" svg:y2="9.5cm">
          <text:p/>
        </draw:line>
        <draw:line draw:style-name="gr1" draw:text-style-name="P1" draw:layer="layout" svg:x1="10.501cm" svg:y1="4cm" svg:x2="8.501cm" svg:y2="8cm">
          <text:p/>
        </draw:line>
        <draw:line draw:style-name="gr1" draw:text-style-name="P1" draw:layer="layout" svg:x1="10.501cm" svg:y1="4cm" svg:x2="12.501cm" svg:y2="9.5cm">
          <text:p/>
        </draw:line>
        <draw:line draw:style-name="gr1" draw:text-style-name="P1" draw:layer="layout" svg:x1="12.501cm" svg:y1="9.5cm" svg:x2="10.501cm" svg:y2="7cm">
          <text:p/>
        </draw:line>
        <draw:line draw:style-name="gr1" draw:text-style-name="P1" draw:layer="layout" svg:x1="12.501cm" svg:y1="9.5cm" svg:x2="16.501cm" svg:y2="5.5cm">
          <text:p/>
        </draw:line>
        <draw:line draw:style-name="gr1" draw:text-style-name="P1" draw:layer="layout" svg:x1="10.501cm" svg:y1="7cm" svg:x2="16.501cm" svg:y2="5.5cm">
          <text:p/>
        </draw:line>
        <draw:frame draw:style-name="gr2" draw:layer="layout" svg:width="1.031cm" svg:height="0.963cm" svg:x="5.301cm" svg:y="9.5cm">
          <draw:text-box>
            <text:p>M</text:p>
          </draw:text-box>
        </draw:frame>
        <draw:frame draw:style-name="gr3" draw:layer="layout" svg:width="0.925cm" svg:height="0.963cm" svg:x="7.602cm" svg:y="8.001cm">
          <draw:text-box>
            <text:p>A</text:p>
          </draw:text-box>
        </draw:frame>
        <draw:frame draw:style-name="gr4" draw:layer="layout" svg:width="0.997cm" svg:height="0.963cm" svg:x="12.103cm" svg:y="9.502cm">
          <draw:text-box>
            <text:p>O</text:p>
          </draw:text-box>
        </draw:frame>
        <draw:frame draw:style-name="gr5" draw:layer="layout" svg:width="0.959cm" svg:height="0.963cm" svg:x="17.404cm" svg:y="9.503cm">
          <draw:text-box>
            <text:p>N</text:p>
          </draw:text-box>
        </draw:frame>
        <draw:frame draw:style-name="gr5" draw:layer="layout" svg:width="0.959cm" svg:height="0.963cm" svg:x="16.505cm" svg:y="4.804cm">
          <draw:text-box>
            <text:p>D</text:p>
          </draw:text-box>
        </draw:frame>
        <draw:frame draw:style-name="gr3" draw:layer="layout" svg:width="0.925cm" svg:height="0.963cm" svg:x="9.906cm" svg:y="3.005cm">
          <draw:text-box>
            <text:p>B</text:p>
          </draw:text-box>
        </draw:frame>
        <draw:frame draw:style-name="gr5" draw:layer="layout" svg:width="0.959cm" svg:height="0.963cm" svg:x="9.606cm" svg:y="6.505cm">
          <draw:text-box>
            <text:p>C</text:p>
          </draw:text-box>
        </draw:frame>
        <draw:frame draw:style-name="gr9" draw:layer="layout" svg:width="2.758cm" svg:height="0.963cm" svg:x="4.366cm" svg:y="1.993cm">
          <draw:text-box>
            <text:p>(3) -2 -1</text:p>
          </draw:text-box>
        </draw:frame>
        <draw:line draw:style-name="gr1" draw:text-style-name="P1" draw:layer="layout" svg:x1="8.5cm" svg:y1="8cm" svg:x2="12.5cm" svg:y2="9.5cm">
          <text:p/>
        </draw:line>
        <draw:frame draw:style-name="gr13" draw:layer="layout" svg:width="8.228cm" svg:height="6.659cm" svg:x="7.001cm" svg:y="11.294cm">
          <draw:text-box>
            <text:p>∠DOB = 90 - ∠BOC</text:p>
            <text:p>∠MOC = 3t + 45 - ∠BOC</text:p>
            <text:p>∠MOC = 6t</text:p>
            <text:p/>
            <text:p>∠DOB - ∠MOC = 45 - 3t</text:p>
            <text:p><text:s text:c="3"/></text:p>
            <text:p>2∠DOB - 2∠MOC = 90 – 6t</text:p>
            <text:p/>
            <text:p>2∠DOB - ∠MOC = 90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1" draw:text-style-name="P1" draw:layer="layout" svg:x1="5.002cm" svg:y1="9.502cm" svg:x2="24.502cm" svg:y2="9.502cm">
          <text:p/>
        </draw:line>
        <draw:line draw:style-name="gr1" draw:text-style-name="P1" draw:layer="layout" svg:x1="11.001cm" svg:y1="4.001cm" svg:x2="8.501cm" svg:y2="7.501cm">
          <text:p/>
        </draw:line>
        <draw:line draw:style-name="gr1" draw:text-style-name="P1" draw:layer="layout" svg:x1="11.001cm" svg:y1="4.001cm" svg:x2="12.502cm" svg:y2="9.502cm">
          <text:p/>
        </draw:line>
        <draw:line draw:style-name="gr1" draw:text-style-name="P1" draw:layer="layout" svg:x1="12.502cm" svg:y1="9.502cm" svg:x2="12.001cm" svg:y2="6.501cm">
          <text:p/>
        </draw:line>
        <draw:line draw:style-name="gr1" draw:text-style-name="P1" draw:layer="layout" svg:x1="12.502cm" svg:y1="9.502cm" svg:x2="18.501cm" svg:y2="8.501cm">
          <text:p/>
        </draw:line>
        <draw:line draw:style-name="gr1" draw:text-style-name="P1" draw:layer="layout" svg:x1="12.001cm" svg:y1="6.501cm" svg:x2="18.501cm" svg:y2="8.501cm">
          <text:p/>
        </draw:line>
        <draw:frame draw:style-name="gr2" draw:layer="layout" svg:width="1.031cm" svg:height="0.963cm" svg:x="5.302cm" svg:y="9.502cm">
          <draw:text-box>
            <text:p>M</text:p>
          </draw:text-box>
        </draw:frame>
        <draw:frame draw:style-name="gr3" draw:layer="layout" svg:width="0.925cm" svg:height="0.963cm" svg:x="7.603cm" svg:y="8.003cm">
          <draw:text-box>
            <text:p>A</text:p>
          </draw:text-box>
        </draw:frame>
        <draw:frame draw:style-name="gr4" draw:layer="layout" svg:width="0.997cm" svg:height="0.963cm" svg:x="12.104cm" svg:y="9.504cm">
          <draw:text-box>
            <text:p>O</text:p>
          </draw:text-box>
        </draw:frame>
        <draw:frame draw:style-name="gr5" draw:layer="layout" svg:width="0.959cm" svg:height="0.963cm" svg:x="17.405cm" svg:y="9.505cm">
          <draw:text-box>
            <text:p>N</text:p>
          </draw:text-box>
        </draw:frame>
        <draw:frame draw:style-name="gr5" draw:layer="layout" svg:width="0.959cm" svg:height="0.963cm" svg:x="18.406cm" svg:y="7.906cm">
          <draw:text-box>
            <text:p>D</text:p>
          </draw:text-box>
        </draw:frame>
        <draw:frame draw:style-name="gr3" draw:layer="layout" svg:width="0.925cm" svg:height="0.963cm" svg:x="9.907cm" svg:y="3.007cm">
          <draw:text-box>
            <text:p>B</text:p>
          </draw:text-box>
        </draw:frame>
        <draw:frame draw:style-name="gr5" draw:layer="layout" svg:width="0.959cm" svg:height="0.963cm" svg:x="11.507cm" svg:y="5.707cm">
          <draw:text-box>
            <text:p>C</text:p>
          </draw:text-box>
        </draw:frame>
        <draw:frame draw:style-name="gr14" draw:layer="layout" svg:width="3.254cm" svg:height="0.963cm" svg:x="4.367cm" svg:y="1.995cm">
          <draw:text-box>
            <text:p>(3) – 2 - 2</text:p>
          </draw:text-box>
        </draw:frame>
        <draw:line draw:style-name="gr1" draw:text-style-name="P1" draw:layer="layout" svg:x1="8.501cm" svg:y1="7.501cm" svg:x2="12.502cm" svg:y2="9.502cm">
          <text:p/>
        </draw:line>
        <draw:frame draw:style-name="gr12" draw:layer="layout" svg:width="10.502cm" svg:height="8.795cm" svg:x="8.498cm" svg:y="11.205cm">
          <draw:text-box>
            <text:p>∠DOB = 90 +∠BOC<text:tab/> <text:s text:c="11"/>(1)<text:tab/></text:p>
            <text:p>∠MOC = 3t + 45 +∠BOC <text:s text:c="7"/>(2)</text:p>
            <text:p>∠MOC = 6t <text:s text:c="29"/>(3)</text:p>
            <text:p/>
            <text:p><text:s/>(1) - <text:s/>(2)</text:p>
            <text:p>∠DOB - ∠MOC = 45 – 3t <text:s text:c="7"/>(4)</text:p>
            <text:p/>
            <text:p>(4) X 2</text:p>
            <text:p>2∠DOB - 2∠MOC = 90 – 6t <text:s text:c="3"/>(5)</text:p>
            <text:p/>
            <text:p>(3) + (5)</text:p>
            <text:p>2∠DOB - ∠MOC = 90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1M15S</meta:editing-duration>
    <meta:editing-cycles>8</meta:editing-cycles>
    <meta:generator>OpenOffice/4.1.11$Win32 OpenOffice.org_project/4111m1$Build-9808</meta:generator>
    <dc:date>2025-01-25T21:25:01.39</dc:date>
    <meta:document-statistic meta:object-count="126"/>
  </office:meta>
</office:document-meta>
</file>